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#######################################</text:span></text:p>
      <text:p text:style-name="P1"><text:span text:style-name="T1"># Syntax Coloring Map SPI</text:span></text:p>
      <text:p text:style-name="P1"><text:span text:style-name="T1">#######################################</text:span></text:p>
      <text:p text:style-name="P1"/>
      <text:p text:style-name="P1"><text:span text:style-name="T1">#######################################</text:span></text:p>
      <text:p text:style-name="P1"><text:span text:style-name="T1"># Datatypes (KEYWORD1)</text:span></text:p>
      <text:p text:style-name="P1"><text:span text:style-name="T1">#######################################</text:span></text:p>
      <text:p text:style-name="P1"/>
      <text:p text:style-name="P1"><text:span text:style-name="T1">SPI<text:tab/>KEYWORD1</text:span></text:p>
      <text:p text:style-name="P1"/>
      <text:p text:style-name="P1"><text:span text:style-name="T1">#######################################</text:span></text:p>
      <text:p text:style-name="P1"><text:span text:style-name="T1"># Methods and Functions (KEYWORD2)</text:span></text:p>
      <text:p text:style-name="P1"><text:span text:style-name="T1">#######################################</text:span></text:p>
      <text:p text:style-name="P1"><text:span text:style-name="T1">begin<text:tab/>KEYWORD2</text:span></text:p>
      <text:p text:style-name="P1"><text:span text:style-name="T1">end<text:tab/>KEYWORD2</text:span></text:p>
      <text:p text:style-name="P1"><text:span text:style-name="T1">transfer<text:tab/>KEYWORD2</text:span></text:p>
      <text:p text:style-name="P1"><text:span text:style-name="T1">setBitOrder<text:tab/>KEYWORD2</text:span></text:p>
      <text:p text:style-name="P1"><text:span text:style-name="T1">setDataMode<text:tab/>KEYWORD2</text:span></text:p>
      <text:p text:style-name="P1"><text:span text:style-name="T1">setClockDivider<text:tab/>KEYWORD2</text:span></text:p>
      <text:p text:style-name="P1"/>
      <text:p text:style-name="P1"/>
      <text:p text:style-name="P1"><text:span text:style-name="T1">#######################################</text:span></text:p>
      <text:p text:style-name="P1"><text:span text:style-name="T1"># Constants (LITERAL1)</text:span></text:p>
      <text:p text:style-name="P1"><text:span text:style-name="T1">#######################################</text:span></text:p>
      <text:p text:style-name="P1"><text:span text:style-name="T1">SPI_CLOCK_DIV4<text:tab/>LITERAL1</text:span></text:p>
      <text:p text:style-name="P1"><text:soft-page-break/><text:span text:style-name="T1">SPI_CLOCK_DIV16<text:tab/>LITERAL1</text:span></text:p>
      <text:p text:style-name="P1"><text:span text:style-name="T1">SPI_CLOCK_DIV64<text:tab/>LITERAL1</text:span></text:p>
      <text:p text:style-name="P1"><text:span text:style-name="T1">SPI_CLOCK_DIV128<text:tab/>LITERAL1</text:span></text:p>
      <text:p text:style-name="P1"><text:span text:style-name="T1">SPI_CLOCK_DIV2<text:tab/>LITERAL1</text:span></text:p>
      <text:p text:style-name="P1"><text:span text:style-name="T1">SPI_CLOCK_DIV8<text:tab/>LITERAL1</text:span></text:p>
      <text:p text:style-name="P1"><text:span text:style-name="T1">SPI_CLOCK_DIV32<text:tab/>LITERAL1</text:span></text:p>
      <text:p text:style-name="P1"><text:span text:style-name="T1">SPI_CLOCK_DIV64<text:tab/>LITERAL1</text:span></text:p>
      <text:p text:style-name="P1"><text:span text:style-name="T1">SPI_MODE0<text:tab/>LITERAL1</text:span></text:p>
      <text:p text:style-name="P1"><text:span text:style-name="T1">SPI_MODE1<text:tab/>LITERAL1</text:span></text:p>
      <text:p text:style-name="P1"><text:span text:style-name="T1">SPI_MODE2<text:tab/>LITERAL1</text:span></text:p>
      <text:p text:style-name="P1"><text:span text:style-name="T1">SPI_MODE3<text:tab/>LITERAL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1" meta:word-count="62" meta:character-count="796" meta:non-whitespace-character-count="765"/>
    <meta:generator>LibreOfficeDev/5.1.0.3$Linux_X86_64 LibreOffice_project/</meta:generator>
  </office:meta>
</office:document-meta>
</file>